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Mangal1" svg:font-family="Mangal"/>
    <style:font-face style:name="Rockwell" svg:font-family="Rockwell, 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9cm" table:align="left"/>
    </style:style>
    <style:style style:name="Tableau1.A" style:family="table-column">
      <style:table-column-properties style:column-width="4.247cm"/>
    </style:style>
    <style:style style:name="Tableau1.A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9cm" table:align="left"/>
    </style:style>
    <style:style style:name="Tableau2.A" style:family="table-column">
      <style:table-column-properties style:column-width="3.605cm"/>
    </style:style>
    <style:style style:name="Tableau2.B" style:family="table-column">
      <style:table-column-properties style:column-width="13.384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6.99cm" table:align="left"/>
    </style:style>
    <style:style style:name="Tableau5.A" style:family="table-column">
      <style:table-column-properties style:column-width="3.605cm"/>
    </style:style>
    <style:style style:name="Tableau5.B" style:family="table-column">
      <style:table-column-properties style:column-width="13.384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.101cm" fo:margin-bottom="0.101cm" style:contextual-spacing="false" fo:line-height="100%"/>
    </style:style>
    <style:style style:name="P2" style:family="paragraph" style:parent-style-name="Text_20_body">
      <style:paragraph-properties fo:margin-top="0.101cm" fo:margin-bottom="0.101cm" style:contextual-spacing="false" fo:line-height="100%" fo:text-align="center" style:justify-single-word="false"/>
    </style:style>
    <style:style style:name="P3" style:family="paragraph" style:parent-style-name="Text_20_body">
      <style:paragraph-properties fo:margin-top="0.101cm" fo:margin-bottom="0.101cm" style:contextual-spacing="false" fo:line-height="100%" fo:text-align="start" style:justify-single-word="false"/>
    </style:style>
    <style:style style:name="P4" style:family="paragraph" style:parent-style-name="Text_20_body">
      <style:paragraph-properties fo:margin-top="0.101cm" fo:margin-bottom="0.101cm" style:contextual-spacing="false" fo:line-height="100%"/>
      <style:text-properties officeooo:paragraph-rsid="0005bc9b"/>
    </style:style>
    <style:style style:name="P5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itle">
      <style:paragraph-properties fo:margin-top="0.199cm" fo:margin-bottom="0.199cm" style:contextual-spacing="false"/>
      <style:text-properties fo:font-size="14pt" style:font-size-asian="14pt" style:font-size-complex="14pt"/>
    </style:style>
    <style:style style:name="P7" style:family="paragraph" style:parent-style-name="Standard" style:list-style-name="L1">
      <style:text-properties fo:color="#000000" loext:opacity="100%" style:font-name="Arial" fo:font-size="11pt" officeooo:paragraph-rsid="00031000" style:font-size-asian="11pt" style:font-name-complex="Arial1" style:font-size-complex="11pt" style:font-weight-complex="bold"/>
    </style:style>
    <style:style style:name="P8" style:family="paragraph" style:parent-style-name="Standard" style:list-style-name="L1">
      <style:text-properties fo:color="#000000" loext:opacity="100%" style:font-name="Arial" fo:font-size="11pt" officeooo:rsid="0005bc9b" officeooo:paragraph-rsid="0005bc9b" style:font-size-asian="11pt" style:font-name-complex="Arial1" style:font-size-complex="11pt" style:font-weight-complex="bold"/>
    </style:style>
    <style:style style:name="P9" style:family="paragraph" style:parent-style-name="Standard" style:list-style-name="L3">
      <style:text-properties fo:color="#000000" loext:opacity="100%" style:font-name="Arial" fo:font-size="11pt" officeooo:rsid="0008021f" officeooo:paragraph-rsid="0008021f" style:font-size-asian="11pt" style:font-name-complex="Arial1" style:font-size-complex="11pt"/>
    </style:style>
    <style:style style:name="P10" style:family="paragraph" style:parent-style-name="Standard" style:list-style-name="L3">
      <style:text-properties fo:color="#000000" loext:opacity="100%" style:font-name="Arial" fo:font-size="11pt" officeooo:paragraph-rsid="0002c980" style:font-size-asian="11pt" style:font-name-complex="Arial1" style:font-size-complex="11pt"/>
    </style:style>
    <style:style style:name="P11" style:family="paragraph" style:parent-style-name="Standard" style:list-style-name="L1">
      <style:text-properties fo:color="#000000" loext:opacity="100%" style:font-name="Arial" fo:font-size="11pt" officeooo:paragraph-rsid="000325b3" style:font-size-asian="11pt" style:font-name-complex="Arial1" style:font-weight-complex="bold"/>
    </style:style>
    <style:style style:name="P12" style:family="paragraph" style:parent-style-name="Table_20_Contents" style:list-style-name="L2"/>
    <style:style style:name="P13" style:family="paragraph" style:parent-style-name="Table_20_Contents" style:list-style-name="L3">
      <style:text-properties fo:color="#000000" loext:opacity="100%" style:font-name="Arial" fo:font-size="11pt" officeooo:rsid="000325b3" officeooo:paragraph-rsid="000325b3" style:font-size-asian="11pt" style:font-name-complex="Arial1" style:font-size-complex="11pt"/>
    </style:style>
    <style:style style:name="P14" style:family="paragraph" style:parent-style-name="Table_20_Contents" style:list-style-name="L3">
      <style:text-properties officeooo:rsid="0008021f" officeooo:paragraph-rsid="0008021f"/>
    </style:style>
    <style:style style:name="P15" style:family="paragraph" style:parent-style-name="Table_20_Contents">
      <style:paragraph-properties fo:text-align="justify" style:justify-single-word="false"/>
      <style:text-properties officeooo:rsid="0009410c" officeooo:paragraph-rsid="0009410c"/>
    </style:style>
    <style:style style:name="P16" style:family="paragraph" style:parent-style-name="Table_20_Contents">
      <style:text-properties officeooo:rsid="0009410c" officeooo:paragraph-rsid="0009410c"/>
    </style:style>
    <style:style style:name="T1" style:family="text">
      <style:text-properties style:font-name="Rockwell"/>
    </style:style>
    <style:style style:name="T2" style:family="text">
      <style:text-properties style:font-name="Rockwell" officeooo:rsid="00006ef9"/>
    </style:style>
    <style:style style:name="T3" style:family="text"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officeooo:rsid="00025a18"/>
    </style:style>
    <style:style style:name="T5" style:family="text">
      <style:text-properties officeooo:rsid="00032078"/>
    </style:style>
    <style:style style:name="T6" style:family="text">
      <style:text-properties officeooo:rsid="0006b119"/>
    </style:style>
    <style:style style:name="T7" style:family="text">
      <style:text-properties officeooo:rsid="0008021f"/>
    </style:style>
    <style:style style:name="T8" style:family="text">
      <style:text-properties officeooo:rsid="000941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4"/>
        <table:table-row table:style-name="TableLine94036883128496">
          <table:table-cell table:style-name="Tableau1.A1" table:number-columns-spanned="4" office:value-type="string">
            <text:p text:style-name="P6"><text:span text:style-name="T1">Fourniture et installation <text:line-break/>d'un système de </text:span><text:span text:style-name="T2">téléphonie VoIP</text:span><text:span text:style-name="T1">.</text:span> </text:p>
          </table:table-cell>
          <table:covered-table-cell/>
          <table:covered-table-cell/>
          <table:covered-table-cell/>
        </table:table-row>
        <table:table-row table:style-name="TableLine94036885625216">
          <table:table-cell table:style-name="Tableau1.A2" office:value-type="string">
            <text:p text:style-name="P1">Équipe n°<text:span text:style-name="T4">3</text:span></text:p>
          </table:table-cell>
          <table:table-cell table:style-name="Tableau1.A2" table:number-columns-spanned="2" office:value-type="string">
            <text:p text:style-name="P2">Fiche de tâche : N°<text:span text:style-name="T7">4</text:span></text:p>
          </table:table-cell>
          <table:covered-table-cell/>
          <table:table-cell table:style-name="Tableau1.D2" office:value-type="string">
            <text:p text:style-name="P3">Rôle : </text:p>
          </table:table-cell>
        </table:table-row>
        <table:table-row table:style-name="TableLine94036894982880">
          <table:table-cell table:style-name="Tableau1.A2" table:number-columns-spanned="2" office:value-type="string">
            <text:p text:style-name="P4">Responsable de la tâche :<text:span text:style-name="T8">É</text:span><text:span text:style-name="T5">tudiant 4</text:span></text:p>
          </table:table-cell>
          <table:covered-table-cell/>
          <table:table-cell table:style-name="Tableau1.D2" table:number-columns-spanned="2" office:value-type="string">
            <text:p text:style-name="P1"><text:s/>Chef d'équipe : <text:span text:style-name="T4">Étudiant 1</text:span></text:p>
          </table:table-cell>
          <table:covered-table-cell/>
        </table:table-row>
      </table:table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Line94036904662560">
          <table:table-cell table:style-name="Tableau2.A1" table:number-columns-spanned="2" office:value-type="string">
            <text:h text:style-name="Heading_20_1" text:outline-level="1">Travail à réaliser</text:h>
          </table:table-cell>
          <table:covered-table-cell/>
        </table:table-row>
        <table:table-row table:style-name="TableLine94036875562736">
          <table:table-cell table:style-name="Tableau2.A2" office:value-type="string">
            <text:p text:style-name="P5">Descriptif</text:p>
          </table:table-cell>
          <table:table-cell table:style-name="Tableau2.B2" office:value-type="string">
            <text:p text:style-name="P15">Accès Internet / Interconnexion des sites</text:p>
          </table:table-cell>
        </table:table-row>
        <table:table-row table:style-name="TableLine94036880926912">
          <table:table-cell table:style-name="Tableau2.A2" office:value-type="string">
            <text:p text:style-name="P5">Durée prévue</text:p>
          </table:table-cell>
          <table:table-cell table:style-name="Tableau2.B2" office:value-type="string">
            <text:p text:style-name="P16">7h30</text:p>
          </table:table-cell>
        </table:table-row>
        <table:table-row table:style-name="TableLine94036780674096">
          <table:table-cell table:style-name="Tableau2.A2" office:value-type="string">
            <text:p text:style-name="P5">Données en entrée</text:p>
          </table:table-cell>
          <table:table-cell table:style-name="Tableau2.B2" office:value-type="string">
            <text:p text:style-name="Table_20_Contents"/>
          </table:table-cell>
        </table:table-row>
        <table:table-row table:style-name="TableLine94036886737920">
          <table:table-cell table:style-name="Tableau2.A2" office:value-type="string">
            <text:p text:style-name="P5">Données en sortie</text:p>
          </table:table-cell>
          <table:table-cell table:style-name="Tableau2.B2" office:value-type="string">
            <text:p text:style-name="Table_20_Contents"/>
          </table:table-cell>
        </table:table-row>
        <table:table-row table:style-name="TableLine94036890563280">
          <table:table-cell table:style-name="Tableau2.A2" office:value-type="string">
            <text:p text:style-name="P5">Contraintes</text:p>
          </table:table-cell>
          <table:table-cell table:style-name="Tableau2.B2" office:value-type="string">
            <text:p text:style-name="Table_20_Contents"/>
          </table:table-cell>
        </table:table-row>
      </table:table>
      <text:p text:style-name="Standard"/>
      <table:table table:name="Tableau3" table:style-name="Tableau3">
        <table:table-column table:style-name="Tableau3.A"/>
        <table:table-row table:style-name="TableLine94036902566992">
          <table:table-cell table:style-name="Tableau3.A1" office:value-type="string">
            <text:h text:style-name="Heading_20_1" text:outline-level="1">Matériels nécessaires</text:h>
          </table:table-cell>
        </table:table-row>
        <table:table-row table:style-name="TableLine94036880659184">
          <table:table-cell table:style-name="Tableau3.A2" office:value-type="string">
            <text:list xml:id="list4072531070" text:style-name="L1">
              <text:list-item>
                <text:p text:style-name="P7">Matériel réseau.</text:p>
              </text:list-item>
              <text:list-item>
                <text:p text:style-name="P11">Postes informatiques du laboratoire.</text:p>
              </text:list-item>
              <text:list-item>
                <text:p text:style-name="P8"/>
              </text:list-item>
            </text:list>
            <text:list xml:id="list2441809082" text:style-name="L2">
              <text:list-item>
                <text:p text:style-name="P12"/>
              </text:list-item>
            </text:list>
          </table:table-cell>
        </table:table-row>
      </table:table>
      <text:p text:style-name="Standard"/>
      <table:table table:name="Tableau4" table:style-name="Tableau4">
        <table:table-column table:style-name="Tableau4.A"/>
        <table:table-row table:style-name="TableLine94036904723088">
          <table:table-cell table:style-name="Tableau4.A1" office:value-type="string">
            <text:h text:style-name="Heading_20_1" text:outline-level="1">Logiciels nécessaires</text:h>
          </table:table-cell>
        </table:table-row>
        <table:table-row table:style-name="TableLine94036883371760">
          <table:table-cell table:style-name="Tableau4.A2" office:value-type="string">
            <text:list xml:id="list2406921537" text:style-name="L3">
              <text:list-item>
                <text:p text:style-name="P9">navigateur</text:p>
              </text:list-item>
              <text:list-item>
                <text:p text:style-name="P10">Outils métiers</text:p>
              </text:list-item>
              <text:list-item>
                <text:p text:style-name="P13">PuTTY</text:p>
              </text:list-item>
              <text:list-item>
                <text:p text:style-name="P14">logiciel de gestion d’un portail de securite</text:p>
              </text:list-item>
            </text:list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 table:style-name="TableLine94036883622000">
          <table:table-cell table:style-name="Tableau5.A1" table:number-columns-spanned="2" office:value-type="string">
            <text:h text:style-name="Heading_20_1" text:outline-level="1">Bilan <text:span text:style-name="T3">(à compléter à la fin de la tâche)</text:span></text:h>
          </table:table-cell>
          <table:covered-table-cell/>
        </table:table-row>
        <table:table-row table:style-name="TableLine94036903849424">
          <table:table-cell table:style-name="Tableau5.A2" office:value-type="string">
            <text:p text:style-name="P5">Durée réel</text:p>
          </table:table-cell>
          <table:table-cell table:style-name="Tableau5.B2" office:value-type="string">
            <text:p text:style-name="Table_20_Contents"/>
          </table:table-cell>
        </table:table-row>
        <table:table-row table:style-name="TableLine94036890218496">
          <table:table-cell table:style-name="Tableau5.A2" office:value-type="string">
            <text:p text:style-name="P5">Remarques</text:p>
          </table:table-cell>
          <table:table-cell table:style-name="Tableau5.B2" office:value-type="string"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Mangal1" svg:font-family="Mangal"/>
    <style:font-face style:name="Rockwell" svg:font-family="Rockwell, serif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Philippe CRUCHET</meta:initial-creator>
    <meta:creation-date>2015-04-20T16:06:06.138000000</meta:creation-date>
    <dc:date>2022-05-04T11:04:04.278856211</dc:date>
    <meta:editing-duration>PT40M2S</meta:editing-duration>
    <meta:editing-cycles>11</meta:editing-cycles>
    <meta:generator>LibreOffice/7.0.6.2$Linux_X86_64 LibreOffice_project/00$Build-2</meta:generator>
    <meta:document-statistic meta:table-count="5" meta:image-count="0" meta:object-count="0" meta:page-count="1" meta:paragraph-count="27" meta:word-count="89" meta:character-count="524" meta:non-whitespace-character-count="464"/>
  </office:meta>
</office:document-meta>
</file>